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3c2f" officeooo:paragraph-rsid="00103c2f"/>
    </style:style>
    <style:style style:name="P2" style:family="paragraph" style:parent-style-name="Standard">
      <style:text-properties officeooo:rsid="0017e5d6" officeooo:paragraph-rsid="00103c2f"/>
    </style:style>
    <style:style style:name="P3" style:family="paragraph" style:parent-style-name="Standard">
      <style:text-properties officeooo:rsid="0011e624" officeooo:paragraph-rsid="0011e624"/>
    </style:style>
    <style:style style:name="P4" style:family="paragraph" style:parent-style-name="Standard">
      <style:text-properties officeooo:rsid="0019b616" officeooo:paragraph-rsid="0012702c"/>
    </style:style>
    <style:style style:name="P5" style:family="paragraph" style:parent-style-name="Standard">
      <style:text-properties officeooo:rsid="0019b616" officeooo:paragraph-rsid="001670c4"/>
    </style:style>
    <style:style style:name="P6" style:family="paragraph" style:parent-style-name="Standard">
      <style:text-properties officeooo:rsid="0019b616" officeooo:paragraph-rsid="0017fa3b"/>
    </style:style>
    <style:style style:name="P7" style:family="paragraph" style:parent-style-name="Standard">
      <style:text-properties officeooo:rsid="0013f62a" officeooo:paragraph-rsid="0013f62a"/>
    </style:style>
    <style:style style:name="P8" style:family="paragraph" style:parent-style-name="Standard">
      <style:text-properties officeooo:rsid="001670c4" officeooo:paragraph-rsid="001670c4"/>
    </style:style>
    <style:style style:name="P9" style:family="paragraph" style:parent-style-name="Standard">
      <style:text-properties officeooo:rsid="0017e7d4" officeooo:paragraph-rsid="0017e7d4"/>
    </style:style>
    <style:style style:name="P10" style:family="paragraph" style:parent-style-name="Standard">
      <style:text-properties officeooo:rsid="0017fa3b" officeooo:paragraph-rsid="0017fa3b"/>
    </style:style>
    <style:style style:name="T1" style:family="text">
      <style:text-properties officeooo:rsid="0017e5d6"/>
    </style:style>
    <style:style style:name="T2" style:family="text">
      <style:text-properties officeooo:rsid="0011e624"/>
    </style:style>
    <style:style style:name="T3" style:family="text">
      <style:text-properties officeooo:rsid="0012702c"/>
    </style:style>
    <style:style style:name="T4" style:family="text">
      <style:text-properties officeooo:rsid="0013f62a"/>
    </style:style>
    <style:style style:name="T5" style:family="text">
      <style:text-properties officeooo:rsid="001670c4"/>
    </style:style>
    <style:style style:name="T6" style:family="text">
      <style:text-properties officeooo:rsid="002060ee"/>
    </style:style>
    <style:style style:name="T7" style:family="text">
      <style:text-properties officeooo:rsid="0023ea3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from given co-ordinates see in map and say anything interesting there ? 4 seperate excel sheets see them seperately and say your response. (from c-1) <text:span text:style-name="T2">for all the warnings.</text:span></text:p>
      <text:p text:style-name="P1"/>
      <text:p text:style-name="P2">***********************************PCW ***********************************</text:p>
      <text:p text:style-name="P2"/>
      <text:p text:style-name="P1">2. see locations on map, anything interesting for pcw? (from c-2)</text:p>
      <text:p text:style-name="P1"><text:s/></text:p>
      <text:p text:style-name="P1">3. <text:s/>see locations on map, for every hour, check why in that hour it is crowdy ? <text:span text:style-name="T1">(</text:span>from <text:span text:style-name="T1">c-3-1,c-3-2 like this). </text:span>Justify it. (check is it cro</text:p>
      <text:p text:style-name="P1"/>
      <text:p text:style-name="P1">4. from <text:span text:style-name="T1">graph of time vs warnings,</text:span>which is for<text:span text:style-name="T1"> for weekends then see difference any if. </text:span>Then normal, maybe sunday off etc.(c-4).</text:p>
      <text:p text:style-name="P1"/>
      <text:p text:style-name="P3">5. see c-6 on map, why there is more warnings ? Specify all the reasons, <text:span text:style-name="T3">does there is bus stand thats why etc everything.</text:span></text:p>
      <text:p text:style-name="P3"/>
      <text:p text:style-name="P3">6.can we say here 20-25 se km limit honi chahiye ya roads must we widden something ?</text:p>
      <text:p text:style-name="P3"/>
      <text:p text:style-name="P3">7. where speed max 40+ there may be sudden something came check this co-ordinates also c-6-2 where are they ?</text:p>
      <text:p text:style-name="P3"/>
      <text:p text:style-name="P3">8. from c-6-1 check does it is because of public buildeings and all ?</text:p>
      <text:p text:style-name="P3"/>
      <text:p text:style-name="P3">9. c-6-2-1 and c-6-1-1 ko map pe check karo kya ye road and highway pe hai ? Agar aisa to kya hm keh sakte speed jada most probablhy sudden thing, mostly on highway and other for roads.</text:p>
      <text:p text:style-name="P3"/>
      <text:p text:style-name="P3"/>
      <text:p text:style-name="P4">************************************** <text:span text:style-name="T4">LDW</text:span>*************************************</text:p>
      <text:p text:style-name="P4"/>
      <text:p text:style-name="P7">10. c-12 pe agar avg speed jada and highway so sudden overtake scene maybe or any other scene.</text:p>
      <text:p text:style-name="P7">11. LDW ko check karo map pe (c-15). Kaha jada hai, agar city me ya highway pe. Check for other operating procedure. ?</text:p>
      <text:p text:style-name="P7">12. c-11 ko map pe specificily check karo and dekho uske aas pass kya hai ? Anything from standard things.</text:p>
      <text:p text:style-name="P7"/>
      <text:p text:style-name="P7">13. from c-17 se check karo jaha jada waha geometry kaisi hai roads ki ?</text:p>
      <text:p text:style-name="P7"/>
      <text:p text:style-name="P8">14. c-18 ke dono ko check karo map pe dekho aisa kyu Hai and kaha hai ?</text:p>
      <text:p text:style-name="P8"/>
      <text:p text:style-name="P8"/>
      <text:p text:style-name="P7"><text:s/></text:p>
      <text:p text:style-name="P5">*************************************<text:span text:style-name="T5">HMW</text:span>**************************************</text:p>
      <text:p text:style-name="P5"/>
      <text:p text:style-name="P5"/>
      <text:p text:style-name="P8">15. c-20 ko s.o.p. se match karo kuch interesting milta hai <text:s/>kya ?</text:p>
      <text:p text:style-name="P8">16. c-22 ko dekho kya s.o.p se kuch milta hai ya kuch interesting ?</text:p>
      <text:p text:style-name="P9">17. c-23 why there only these warnings see from sop from each points? See anything related to speed there. ?</text:p>
      <text:p text:style-name="P9">18. from c-23 what we can say hmw more at which type of places ?</text:p>
      <text:p text:style-name="P9">19. from c-24-1,2 check them and match any reason for sop at any places ?</text:p>
      <text:p text:style-name="P9">20.from <text:span text:style-name="T6">(c-25-1) and <text:s/>(c-25-2), </text:span>dekho kuch match krta hai sop se, ya kuch naya ?</text:p>
      <text:p text:style-name="P9"/>
      <text:p text:style-name="P6"><text:soft-page-break/>*************************************<text:span text:style-name="T7">FMW</text:span>**************************************</text:p>
      <text:p text:style-name="P6"/>
      <text:p text:style-name="P10">21. c-27 pe s.o.p. dekho kuch. And c-28 pe bhi.</text:p>
      <text:p text:style-name="P10">22. c-29 pe dekho kyu uss location pe warnings jada any thing specific, hr location ko overall <text:s text:c="12"/>discribe krdio kaisa hai</text:p>
      <text:p text:style-name="P10"><text:s text:c="2"/>so, hm keh sakte aise location ke pass itne avg speed pe ye warning aane ke chances rehte hai,</text:p>
      <text:p text:style-name="P10"><text:s/>and kyu aate hai ye bhi batana ?</text:p>
      <text:p text:style-name="P10"/>
      <text:p text:style-name="P10">23. c-30 pe dekho kyu aisi warnings aa rahi hr spot pe from s.o.p dekho ya kuch inyeresting mile to and ek overall idea do.</text:p>
      <text:p text:style-name="P10"/>
      <text:p text:style-name="P10">24. c-31 ko check karo and match karo with s.o.p. ya kuch area specific hai kya ?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31T00:15:32.034000000</meta:creation-date>
    <dc:date>2023-08-31T12:31:26.425000000</dc:date>
    <meta:editing-duration>PT3H3M9S</meta:editing-duration>
    <meta:editing-cycles>7</meta:editing-cycles>
    <meta:generator>LibreOffice/7.5.4.2$Windows_X86_64 LibreOffice_project/36ccfdc35048b057fd9854c757a8b67ec53977b6</meta:generator>
    <meta:document-statistic meta:table-count="0" meta:image-count="0" meta:object-count="0" meta:page-count="2" meta:paragraph-count="32" meta:word-count="493" meta:character-count="2815" meta:non-whitespace-character-count="2332"/>
  </office:meta>
</office:document-meta>
</file>